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72776" text:style-name="L1">
        <text:list-item>
          <text:p text:style-name="P1">Flatbed Scanner, Sheet-fed Scanner, Handheld Scanner, Drum Scanner.</text:p>
        </text:list-item>
        <text:list-item>
          <text:p text:style-name="P1">Digital Camera</text:p>
        </text:list-item>
        <text:list-item>
          <text:p text:style-name="P1">C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2-01-11T11:37:27.84</meta:creation-date>
    <meta:generator>OpenOffice.org/3.2$Win32 OpenOffice.org_project/320m12$Build-9483</meta:generator>
    <meta:document-statistic meta:table-count="0" meta:image-count="0" meta:object-count="0" meta:page-count="1" meta:paragraph-count="3" meta:word-count="14" meta:character-count="88"/>
    <dc:date>2012-01-11T11:51:59.49</dc:date>
    <dc:creator>Glenn Chamberlain</dc:creator>
    <meta:editing-duration>PT00H14M51S</meta:editing-duration>
    <meta:editing-cycles>1</meta:editing-cycles>
  </office:meta>
</office:document-meta>
</file>